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2263B9CE3EFA6074A1.png" manifest:media-type="image/png"/>
  <manifest:file-entry manifest:full-path="Pictures/10000000000002F00000003D7B72A2E032451D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111111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 fo:min-height="0.905cm" fo:min-width="1.4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solid" draw:fill-color="#111111" draw:auto-grow-height="true" draw:auto-grow-width="false" fo:max-height="0cm" fo:min-height="5.591cm"/>
    </style:style>
    <style:style style:name="gr7" style:family="graphic" style:parent-style-name="standard">
      <style:graphic-properties draw:textarea-horizontal-align="justify" draw:textarea-vertical-align="middle" draw:auto-grow-height="false" fo:min-height="0.065cm" fo:min-width="1.662cm"/>
    </style:style>
    <style:style style:name="gr8" style:family="graphic" style:parent-style-name="standard">
      <style:graphic-properties draw:stroke="none" svg:stroke-color="#000000" draw:fill="solid" draw:fill-color="#111111" draw:auto-grow-height="true" draw:auto-grow-width="false" fo:max-height="0cm" fo:min-height="3.487cm"/>
    </style:style>
    <style:style style:name="gr9" style:family="graphic" style:parent-style-name="standard">
      <style:graphic-properties draw:textarea-horizontal-align="justify" draw:textarea-vertical-align="middle" draw:auto-grow-height="false" fo:min-height="1.049cm" fo:min-width="3.108cm"/>
    </style:style>
    <style:style style:name="gr10" style:family="graphic" style:parent-style-name="standard">
      <style:graphic-properties draw:stroke="none" svg:stroke-color="#000000" draw:fill="solid" draw:fill-color="#111111" draw:auto-grow-height="true" draw:auto-grow-width="false" fo:max-height="0cm" fo:min-height="0.445cm"/>
    </style:style>
    <style:style style:name="gr11" style:family="graphic" style:parent-style-name="standard">
      <style:graphic-properties draw:stroke="none" svg:stroke-color="#000000" draw:fill="solid" draw:fill-color="#111111" draw:auto-grow-height="true" draw:auto-grow-width="false" fo:max-height="0cm" fo:min-height="0.653cm"/>
    </style:style>
    <style:style style:name="gr12" style:family="graphic" style:parent-style-name="standard">
      <style:graphic-properties draw:stroke="none" svg:stroke-color="#000000" draw:fill="solid" draw:fill-color="#111111" draw:auto-grow-height="true" draw:auto-grow-width="false" fo:max-height="0cm" fo:min-height="2.177cm"/>
    </style:style>
    <style:style style:name="gr13" style:family="graphic" style:parent-style-name="standard">
      <style:graphic-properties draw:textarea-horizontal-align="justify" draw:textarea-vertical-align="middle" draw:auto-grow-height="false" fo:min-height="0.216cm" fo:min-width="3.853cm"/>
    </style:style>
    <style:style style:name="gr14" style:family="graphic" style:parent-style-name="standard">
      <style:graphic-properties draw:stroke="none" svg:stroke-color="#000000" draw:fill="solid" draw:fill-color="#111111" draw:auto-grow-height="true" draw:auto-grow-width="false" fo:max-height="0cm" fo:min-height="0.997cm"/>
    </style:style>
    <style:style style:name="gr15" style:family="graphic" style:parent-style-name="standard">
      <style:graphic-properties draw:stroke="none" svg:stroke-color="#000000" draw:fill="solid" draw:fill-color="#111111" draw:auto-grow-height="true" draw:auto-grow-width="false" fo:max-height="0cm" fo:min-height="4.832cm"/>
    </style:style>
    <style:style style:name="gr16" style:family="graphic" style:parent-style-name="standard">
      <style:graphic-properties draw:stroke="none" svg:stroke-color="#000000" draw:fill="solid" draw:fill-color="#111111" draw:auto-grow-height="true" draw:auto-grow-width="false" fo:max-height="0cm" fo:min-height="1.017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24pt"/>
    </style:style>
    <style:style style:name="P5" style:family="paragraph">
      <loext:graphic-properties draw:fill-color="#ffffff"/>
      <style:text-properties fo:font-size="32pt" style:font-size-asian="2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font-name="Liberation Mono" fo:font-size="14pt" fo:background-color="#111111" style:font-size-asian="14pt" style:font-size-complex="14pt"/>
    </style:style>
    <style:style style:name="P8" style:family="paragraph">
      <loext:graphic-properties draw:fill="solid" draw:fill-color="#111111"/>
      <style:text-properties style:font-name="Liberation Mono" fo:font-size="14pt" fo:background-color="#111111" style:font-size-asian="14pt" style:font-size-complex="14pt"/>
    </style:style>
    <style:style style:name="P9" style:family="paragraph">
      <style:text-properties style:use-window-font-color="true"/>
    </style:style>
    <style:style style:name="P10" style:family="paragraph">
      <loext:graphic-properties draw:fill="none" draw:fill-color="#ffffff"/>
      <style:text-properties style:use-window-font-color="true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  <style:text-properties style:font-name="Liberation Mono" fo:font-size="14pt" fo:background-color="#111111" style:font-size-asian="14pt" style:font-size-complex="14pt"/>
    </style:style>
    <style:style style:name="P13" style:family="paragraph">
      <style:paragraph-properties fo:text-align="center"/>
      <style:text-properties fo:text-shadow="none"/>
    </style:style>
    <style:style style:name="P14" style:family="paragraph">
      <style:paragraph-properties fo:text-align="center"/>
      <style:text-properties style:use-window-font-color="true" fo:text-shadow="none"/>
    </style:style>
    <style:style style:name="P15" style:family="paragraph">
      <style:paragraph-properties fo:text-align="center"/>
      <style:text-properties style:use-window-font-color="true"/>
    </style:style>
    <style:style style:name="P16" style:family="paragraph">
      <style:text-properties fo:font-style="italic" style:font-style-asian="italic" style:font-style-complex="italic"/>
    </style:style>
    <style:style style:name="T1" style:family="text">
      <style:text-properties style:font-name="Liberation Mono" fo:font-size="14pt" fo:background-color="#111111" style:font-size-asian="14pt" style:font-size-complex="14pt"/>
    </style:style>
    <style:style style:name="T2" style:family="text">
      <style:text-properties fo:color="#ce181e" style:font-name="Liberation Mono" fo:font-size="14pt" fo:background-color="#111111" style:font-size-asian="14pt" style:font-size-complex="14pt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use-window-font-color="true" fo:text-shadow="non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Podprogramy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 text:style-name="P1">Patryk Kaniewski</text:p>
            <text:p text:style-name="P1">2 rok Informatyka</text:p>
            <text:p text:style-name="P1">PUSB Skierniewice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Na początku nie było nic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 xml:id="id1" text:id="id1">Programy pisane w kodzie maszynowym (np. na kartach dziurkowanych)</text:p>
              </text:list-item>
              <text:list-item>
                <text:p xml:id="id2" text:id="id2">Najstarsze komputery posiadały tylko primitywne kondycyjne i niekondycyjne skok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Podprogramy</text:p>
          </draw:text-box>
        </draw:frame>
        <draw:frame presentation:style-name="pr2" draw:text-style-name="P5" draw:layer="layout" svg:width="14.599cm" svg:height="3.6cm" svg:x="10.6cm" svg:y="10cm" presentation:class="subtitle" presentation:user-transformed="true">
          <draw:text-box>
            <text:p text:style-name="P4">Rozwiązania sprzętow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8cm" svg:height="11.14cm" svg:x="0.599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Idea podprogramu</text:p>
          </draw:text-box>
        </draw:frame>
        <draw:frame presentation:style-name="pr5" draw:layer="layout" svg:width="13.285cm" svg:height="9.8cm" svg:x="1.4cm" svg:y="4.6cm" presentation:class="outline" presentation:user-transformed="true">
          <draw:text-box>
            <text:list text:style-name="L2">
              <text:list-item>
                <text:p xml:id="id3" text:id="id3">Fragmenty kodu się powtarzają się</text:p>
                <text:p/>
                <text:p/>
              </text:list-item>
            </text:list>
          </draw:text-box>
        </draw:frame>
        <draw:frame draw:style-name="gr2" draw:text-style-name="P8" xml:id="id7" draw:id="id7" draw:layer="layout" svg:width="11.931cm" svg:height="6.4cm" svg:x="14.409cm" svg:y="3.841cm">
          <draw:text-box>
            <text:p text:style-name="P7"><text:span text:style-name="T1"><text:tab/></text:span><text:span text:style-name="T1">mov bx, offset napis</text:span></text:p>
            <text:p text:style-name="P7"><text:span text:style-name="T1"><text:tab/></text:span><text:span text:style-name="T1">mov dx, offset napis</text:span></text:p>
            <text:p text:style-name="P7"><text:span text:style-name="T1"><text:tab/></text:span><text:span text:style-name="T1">mov cl, 48</text:span></text:p>
            <text:p text:style-name="P7"><text:span text:style-name="T1">petla: <text:s text:c="3"/></text:span></text:p>
            <text:p text:style-name="P7"><text:span text:style-name="T1"><text:tab/></text:span><text:span text:style-name="T1">add cl, 1</text:span></text:p>
            <text:p text:style-name="P7"><text:span text:style-name="T1"><text:tab/></text:span><text:span text:style-name="T1">mov [bx], cl</text:span></text:p>
            <text:p text:style-name="P7"><text:span text:style-name="T1"><text:tab/></text:span><text:span text:style-name="T1">mov ah, 9</text:span></text:p>
            <text:p text:style-name="P7"><text:span text:style-name="T1"><text:tab/></text:span><text:span text:style-name="T1">int 21h</text:span></text:p>
            <text:p text:style-name="P7"><text:span text:style-name="T1"><text:tab/></text:span></text:p>
            <text:p text:style-name="P7"><text:span text:style-name="T2"><text:tab/></text:span><text:span text:style-name="T2">cmp cl, 50</text:span></text:p>
            <text:p text:style-name="P7"><text:span text:style-name="T2"><text:tab/></text:span><text:span text:style-name="T2">jle petla</text:span></text:p>
          </draw:text-box>
        </draw:frame>
        <draw:frame draw:style-name="gr2" draw:text-style-name="P8" xml:id="id4" draw:id="id4" draw:layer="layout" svg:width="11.931cm" svg:height="10.313cm" svg:x="14.409cm" svg:y="3.841cm">
          <draw:text-box>
            <text:p text:style-name="P7"><text:span text:style-name="T1"><text:tab/></text:span><text:span text:style-name="T1">mov bx, offset napis</text:span></text:p>
            <text:p text:style-name="P7"><text:span text:style-name="T1"><text:tab/></text:span><text:span text:style-name="T1">mov dx, offset napis</text:span></text:p>
            <text:p text:style-name="P7"><text:span text:style-name="T1"><text:tab/></text:span><text:span text:style-name="T1">mov cl, 48</text:span></text:p>
            <text:p text:style-name="P7"><text:span text:style-name="T1"><text:s text:c="4"/></text:span></text:p>
            <text:p text:style-name="P7"><text:span text:style-name="T1"><text:tab/></text:span><text:span text:style-name="T2">add cl, 1</text:span></text:p>
            <text:p text:style-name="P7"><text:span text:style-name="T2"><text:tab/></text:span><text:span text:style-name="T2">mov [bx], cl</text:span></text:p>
            <text:p text:style-name="P7"><text:span text:style-name="T2"><text:tab/></text:span><text:span text:style-name="T2">mov ah, 9</text:span></text:p>
            <text:p text:style-name="P7"><text:span text:style-name="T2"><text:tab/></text:span><text:span text:style-name="T2">int 21h</text:span></text:p>
            <text:p text:style-name="P7"><text:span text:style-name="T1"><text:tab/></text:span></text:p>
            <text:p text:style-name="P7"><text:span text:style-name="T1"><text:tab/></text:span><text:span text:style-name="T2">add cl, 1</text:span></text:p>
            <text:p text:style-name="P7"><text:span text:style-name="T2"><text:tab/></text:span><text:span text:style-name="T2">mov [bx], cl</text:span></text:p>
            <text:p text:style-name="P7"><text:span text:style-name="T2"><text:tab/></text:span><text:span text:style-name="T2">mov ah, 9</text:span></text:p>
            <text:p text:style-name="P7"><text:span text:style-name="T2"><text:tab/></text:span><text:span text:style-name="T2">int 21h</text:span></text:p>
            <text:p text:style-name="P7"><text:span text:style-name="T1"><text:tab/></text:span></text:p>
            <text:p text:style-name="P7"><text:span text:style-name="T1"><text:tab/></text:span><text:span text:style-name="T2">add cl, 1</text:span></text:p>
            <text:p text:style-name="P7"><text:span text:style-name="T2"><text:tab/></text:span><text:span text:style-name="T2">mov [bx], cl</text:span></text:p>
            <text:p text:style-name="P7"><text:span text:style-name="T2"><text:tab/></text:span><text:span text:style-name="T2">mov ah, 9</text:span></text:p>
            <text:p text:style-name="P7"><text:span text:style-name="T2"><text:tab/></text:span><text:span text:style-name="T2">int 21h</text:span></text:p>
          </draw:text-box>
        </draw:frame>
        <draw:frame draw:style-name="gr3" draw:text-style-name="P10" draw:layer="layout" svg:width="11.112cm" svg:height="1.673cm" svg:x="14.624cm" svg:y="2.168cm">
          <draw:text-box>
            <text:p xml:id="id5" text:id="id5" text:style-name="P9"><text:span text:style-name="T3">Program wypisujący liczby od 1 do 3 x86 </text:span><text:span text:style-name="T3">assembler</text:span></text:p>
          </draw:text-box>
        </draw:frame>
        <draw:frame presentation:style-name="pr5" draw:layer="layout" svg:width="13.285cm" svg:height="9.8cm" svg:x="1.4cm" svg:y="7.607cm" presentation:class="outline" presentation:user-transformed="true">
          <draw:text-box>
            <text:list text:style-name="L2">
              <text:list-item>
                <text:p xml:id="id6" text:id="id6">Można rozwiązać za pomocą skoków kondycyjnych</text:p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dissolve"/>
                </anim:par>
              </anim:par>
              <anim:par smil:begin="0.5s">
                <anim:par smil:begin="1s" smil:fill="hold" presentation:node-type="after-previous" presentation:preset-class="entrance" presentation:preset-id="ooo-entrance-dissolve-in">
                  <anim:set smil:begin="0s" smil:dur="0.001s" smil:fill="hold" smil:targetElement="id4" smil:attributeName="visibility" smil:to="visible"/>
                  <anim:transitionFilter smil:dur="0.5s" smil:targetElement="id4" smil:type="dissolve"/>
                </anim:par>
                <anim:par smil:begin="1s" smil:fill="hold" presentation:node-type="with-previous" presentation:preset-class="entrance" presentation:preset-id="ooo-entrance-dissolv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dissolve"/>
                </anim:par>
              </anim:par>
              <anim:par smil:begin="0.5s">
                <anim:par smil:begin="2s" smil:fill="hold" presentation:node-type="after-previous" presentation:preset-class="exit" presentation:preset-id="ooo-exit-dissolve">
                  <anim:transitionFilter smil:dur="0.5s" smil:targetElement="id4" smil:type="dissolve" smil:mode="out"/>
                  <anim:set smil:begin="0.499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" smil:attributeName="visibility" smil:to="visible"/>
                  <anim:transitionFilter smil:dur="0.5s" smil:targetElement="id7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Idea podprogramu</text:p>
          </draw:text-box>
        </draw:frame>
        <draw:frame presentation:style-name="pr5" draw:layer="layout" svg:width="13.285cm" svg:height="9.8cm" svg:x="1.4cm" svg:y="4.6cm" presentation:class="outline" presentation:user-transformed="true">
          <draw:text-box>
            <text:list text:style-name="L2">
              <text:list-item>
                <text:p xml:id="id8" text:id="id8">Fragmenty kodu się powtarzają się w <text:span text:style-name="T4">różnych miejscach</text:span></text:p>
                <text:p/>
              </text:list-item>
            </text:list>
          </draw:text-box>
        </draw:frame>
        <draw:frame draw:style-name="gr2" draw:text-style-name="P8" xml:id="id9" draw:id="id9" draw:layer="layout" svg:width="11.931cm" svg:height="11.431cm" svg:x="15.442cm" svg:y="2.951cm">
          <draw:text-box>
            <text:p text:style-name="P7"><text:span text:style-name="T1"><text:tab/></text:span><text:span text:style-name="T1">mov bx, offset napis</text:span></text:p>
            <text:p text:style-name="P7"><text:span text:style-name="T1"><text:tab/></text:span></text:p>
            <text:p text:style-name="P7"><text:span text:style-name="T1"><text:tab/></text:span><text:span text:style-name="T1">mov al, skladnik1</text:span></text:p>
            <text:p text:style-name="P7"><text:span text:style-name="T1"/></text:p>
            <text:p text:style-name="P7"><text:span text:style-name="T1"><text:tab/></text:span><text:span text:style-name="T2">add al, 48</text:span></text:p>
            <text:p text:style-name="P7"><text:span text:style-name="T2"><text:tab/></text:span><text:span text:style-name="T2">mov [bx], al</text:span></text:p>
            <text:p text:style-name="P7"><text:span text:style-name="T2"><text:tab/></text:span><text:span text:style-name="T2">add bx, 4</text:span></text:p>
            <text:p text:style-name="P7"><text:span text:style-name="T1"><text:tab/></text:span></text:p>
            <text:p text:style-name="P7"><text:span text:style-name="T1"><text:tab/></text:span><text:span text:style-name="T1">mov al, skladnik2</text:span></text:p>
            <text:p text:style-name="P7"><text:span text:style-name="T1"><text:tab/></text:span></text:p>
            <text:p text:style-name="P7"><text:span text:style-name="T1"><text:tab/></text:span><text:span text:style-name="T2">add al, 48</text:span></text:p>
            <text:p text:style-name="P7"><text:span text:style-name="T2"><text:tab/></text:span><text:span text:style-name="T2">mov [bx], al</text:span></text:p>
            <text:p text:style-name="P7"><text:span text:style-name="T2"><text:tab/></text:span><text:span text:style-name="T2">add bx,4</text:span></text:p>
            <text:p text:style-name="P7"><text:span text:style-name="T1"><text:tab/></text:span></text:p>
            <text:p text:style-name="P7"><text:span text:style-name="T1"><text:tab/></text:span><text:span text:style-name="T1">add al, skladnik1</text:span></text:p>
            <text:p text:style-name="P7"><text:span text:style-name="T1"><text:tab/></text:span><text:span text:style-name="T1">mov [bx],al</text:span></text:p>
            <text:p text:style-name="P7"><text:span text:style-name="T1"><text:tab/></text:span></text:p>
            <text:p text:style-name="P7"><text:span text:style-name="T1"><text:tab/></text:span><text:span text:style-name="T1">mov dx, offset napis</text:span></text:p>
            <text:p text:style-name="P7"><text:span text:style-name="T1"><text:tab/></text:span><text:span text:style-name="T1">mov ah, 9</text:span></text:p>
            <text:p text:style-name="P7"><text:span text:style-name="T1"><text:tab/></text:span><text:span text:style-name="T1">int 21h</text:span></text:p>
          </draw:text-box>
        </draw:frame>
        <draw:frame presentation:style-name="pr5" draw:layer="layout" svg:width="13.285cm" svg:height="9.8cm" svg:x="1.401cm" svg:y="8.641cm" presentation:class="outline" presentation:user-transformed="true">
          <draw:text-box>
            <text:list text:style-name="L2">
              <text:list-item>
                <text:p xml:id="id10" text:id="id10">Jak?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dissolve"/>
                </anim:par>
              </anim:par>
              <anim:par smil:begin="0.5s">
                <anim:par smil:begin="1.5s" smil:fill="hold" presentation:node-type="after-previous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</anim:par>
              <anim:par smil:begin="2.5s">
                <anim:par smil:begin="2s" smil:fill="hold" presentation:node-type="after-previous" presentation:preset-class="entrance" presentation:preset-id="ooo-entrance-dissolve-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Stos (stack)</text:p>
          </draw:text-box>
        </draw:frame>
        <draw:frame presentation:style-name="pr5" draw:layer="layout" svg:width="19.454cm" svg:height="9.8cm" svg:x="1.4cm" svg:y="4.6cm" presentation:class="outline" presentation:user-transformed="true">
          <draw:text-box>
            <text:list text:style-name="L2">
              <text:list-item>
                <text:p xml:id="id11" text:id="id11">Struktura danych First In – Last out</text:p>
                <text:p/>
              </text:list-item>
            </text:list>
          </draw:text-box>
        </draw:frame>
        <draw:custom-shape draw:style-name="gr4" draw:text-style-name="P11" xml:id="id13" draw:id="id13" draw:layer="layout" svg:width="1.973cm" svg:height="1.155cm" svg:x="11.305cm" svg:y="12.2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xml:id="id14" draw:id="id14" draw:layer="layout" svg:width="1.973cm" svg:height="1.155cm" svg:x="11.305cm" svg:y="11.0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xml:id="id15" draw:id="id15" draw:layer="layout" svg:width="1.973cm" svg:height="1.155cm" svg:x="11.305cm" svg:y="9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xml:id="id16" draw:id="id16" draw:layer="layout" svg:width="1.973cm" svg:height="1.155cm" svg:x="16.766cm" svg:y="6.4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xml:id="id17" draw:id="id17" draw:layer="layout" svg:width="1.973cm" svg:height="1.155cm" svg:x="16.717cm" svg:y="8.033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.803cm" svg:height="0.962cm" svg:x="11.45cm" svg:y="13.686cm">
          <draw:text-box>
            <text:p xml:id="id12" text:id="id12" text:style-name="P9"><text:span text:style-name="T3">Stos</text:span></text:p>
          </draw:text-box>
        </draw:frame>
        <draw:frame draw:style-name="gr3" draw:text-style-name="P10" draw:layer="layout" svg:width="5.115cm" svg:height="0.962cm" svg:x="2.293cm" svg:y="7.034cm">
          <draw:text-box>
            <text:p xml:id="id18" text:id="id18" text:style-name="P9"><text:span text:style-name="T3">Push</text:span></text:p>
          </draw:text-box>
        </draw:frame>
        <draw:frame draw:style-name="gr3" draw:text-style-name="P10" draw:layer="layout" svg:width="5.115cm" svg:height="0.962cm" svg:x="2.293cm" svg:y="7.996cm">
          <draw:text-box>
            <text:p xml:id="id19" text:id="id19" text:style-name="P9"><text:span text:style-name="T3">Push</text:span></text:p>
          </draw:text-box>
        </draw:frame>
        <draw:frame draw:style-name="gr3" draw:text-style-name="P10" draw:layer="layout" svg:width="5.115cm" svg:height="0.962cm" svg:x="2.293cm" svg:y="8.82cm">
          <draw:text-box>
            <text:p xml:id="id20" text:id="id20" text:style-name="P9"><text:span text:style-name="T3">Pop</text:span></text:p>
          </draw:text-box>
        </draw:frame>
        <draw:frame draw:style-name="gr3" draw:text-style-name="P10" draw:layer="layout" svg:width="5.115cm" svg:height="0.962cm" svg:x="2.293cm" svg:y="9.782cm">
          <draw:text-box>
            <text:p xml:id="id21" text:id="id21" text:style-name="P9"><text:span text:style-name="T3">Pop</text:span></text:p>
          </draw:text-box>
        </draw:frame>
        <draw:frame draw:style-name="gr3" draw:text-style-name="P10" draw:layer="layout" svg:width="5.115cm" svg:height="0.962cm" svg:x="2.293cm" svg:y="10.744cm">
          <draw:text-box>
            <text:p xml:id="id22" text:id="id22" text:style-name="P9"><text:span text:style-name="T3">Po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3" smil:attributeName="visibility" smil:to="visible"/>
                  <anim:transitionFilter smil:dur="0.5s" smil:targetElement="id1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5" smil:attributeName="visibility" smil:to="visible"/>
                  <anim:transitionFilter smil:dur="0.5s" smil:targetElement="id1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6" smil:attributeName="visibility" smil:to="visible"/>
                  <anim:transitionFilter smil:dur="0.5s" smil:targetElement="id1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7" smil:attributeName="visibility" smil:to="visible"/>
                  <anim:transitionFilter smil:dur="0.5s" smil:targetElement="id1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  <anim:par smil:begin="0.001s">
                <anim:par smil:begin="0s" smil:fill="hold" smil:accelerate="0.5" smil:decelerate="0.5" presentation:node-type="after-previous" presentation:preset-class="motion-path">
                  <anim:animateMotion smil:dur="2s" smil:fill="hold" smil:targetElement="id16" svg:path="M-0.00322455441999877 0.00121640024678894l-0.192292911542511 0.148759549049302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  <anim:par smil:begin="0.001s">
                <anim:par smil:begin="0s" smil:fill="hold" smil:accelerate="0.5" smil:decelerate="0.5" presentation:node-type="after-previous" presentation:preset-class="motion-path">
                  <anim:animateMotion smil:dur="2s" smil:fill="hold" smil:targetElement="id17" svg:path="M0.000105776024994936-0.0258411204481792c-0.195307543038212 0.00399058823529411-0.19360551651936 0.00399058823529419-0.19360551651936 0.00399058823529419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  <anim:par smil:begin="0.001s">
                <anim:par smil:begin="0s" smil:fill="hold" smil:accelerate="0.5" smil:decelerate="0.5" presentation:node-type="after-previous" presentation:preset-class="motion-path">
                  <anim:animateMotion smil:dur="2s" smil:fill="hold" smil:targetElement="id17" svg:path="M-0.199928571428571-0.0272380952380952c0.196071428571429 0.224 0.198464285714286 0.225396825396825 0.198464285714286 0.22539682539682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1" anim:sub-item="text" smil:attributeName="visibility" smil:to="visible"/>
                </anim:par>
              </anim:par>
              <anim:par smil:begin="0.001s">
                <anim:par smil:begin="0s" smil:fill="hold" smil:accelerate="0.5" smil:decelerate="0.5" presentation:node-type="after-previous" presentation:preset-class="motion-path">
                  <anim:animateMotion smil:dur="2s" smil:fill="hold" smil:targetElement="id16" svg:path="M-0.202464285714286 0.142285714285714c0.215785714285714 0.148380952380952 0.218928571428571 0.154031746031746 0.218928571428571 0.154031746031746l-0.00235714285714286 0.0013968253968254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dissolve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2s" smil:fill="hold" smil:targetElement="id15" svg:path="M0.000464285714285714-0.00634920634920635l0.208678571428571 0.0937777777777778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Stos c.d.</text:p>
          </draw:text-box>
        </draw:frame>
        <draw:frame draw:style-name="gr6" draw:text-style-name="P8" draw:layer="layout" svg:width="4.674cm" svg:height="5.841cm" svg:x="16.757cm" svg:y="7.087cm">
          <draw:text-box>
            <text:p text:style-name="P7"><text:span text:style-name="T1">0xDEADBEEF</text:span></text:p>
            <text:p text:style-name="P7"><text:span text:style-name="T1">0x0DDBA11</text:span></text:p>
            <text:p text:style-name="P7"><text:span text:style-name="T1">0x5CA1AB1E</text:span></text:p>
            <text:p text:style-name="P7"><text:span text:style-name="T1">0xFFFFFFFF</text:span></text:p>
            <text:p text:style-name="P7"><text:span text:style-name="T1">0xF00FF00F</text:span></text:p>
            <text:p text:style-name="P12"><text:span text:style-name="T1">0xDEADBEEF</text:span></text:p>
            <text:p text:style-name="P12"><text:span text:style-name="T1">0x0DDBA11</text:span></text:p>
            <text:p text:style-name="P12"><text:span text:style-name="T1">0x5CA1AB1E</text:span></text:p>
            <text:p text:style-name="P12"><text:span text:style-name="T1">0xFFFFFFFF</text:span></text:p>
            <text:p text:style-name="P12"><text:span text:style-name="T1">0xF00FF00F</text:span></text:p>
          </draw:text-box>
        </draw:frame>
        <draw:custom-shape draw:style-name="gr7" draw:text-style-name="P14" xml:id="id25" draw:id="id25" draw:layer="layout" svg:width="2.47cm" svg:height="0.629cm" svg:x="13.92cm" svg:y="7.705cm">
          <text:p text:style-name="P13"><text:span text:style-name="T5">S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8" draw:layer="layout" svg:width="7.861cm" svg:height="3.737cm" svg:x="4.148cm" svg:y="7.087cm">
          <draw:text-box>
            <text:p text:style-name="P7"><text:span text:style-name="T1">nop</text:span></text:p>
            <text:p text:style-name="P7"><text:span text:style-name="T1">mov eax,5h</text:span></text:p>
            <text:p text:style-name="P7"><text:span text:style-name="T1">push eax</text:span></text:p>
            <text:p text:style-name="P7"><text:span text:style-name="T1">push eax</text:span></text:p>
            <text:p text:style-name="P7"><text:span text:style-name="T1">mov eax,3h</text:span></text:p>
            <text:p text:style-name="P7"><text:span text:style-name="T1">pop eax</text:span></text:p>
          </draw:text-box>
        </draw:frame>
        <draw:custom-shape draw:style-name="gr7" draw:text-style-name="P15" xml:id="id23" draw:id="id23" draw:layer="layout" svg:width="2.47cm" svg:height="0.629cm" svg:x="1.4cm" svg:y="7.134cm">
          <text:p text:style-name="P11"><text:span text:style-name="T3">I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1" draw:layer="layout" svg:width="3.608cm" svg:height="1.299cm" svg:x="5.316cm" svg:y="4.906cm">
          <text:p text:style-name="P11">0x00000000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.718cm" svg:height="0.962cm" svg:x="6.23cm" svg:y="3.824cm">
          <draw:text-box>
            <text:p text:style-name="P9"><text:span text:style-name="T3">EAX</text:span></text:p>
          </draw:text-box>
        </draw:frame>
        <draw:custom-shape draw:style-name="gr9" draw:text-style-name="P11" xml:id="id24" draw:id="id24" draw:layer="layout" svg:width="3.608cm" svg:height="1.299cm" svg:x="5.316cm" svg:y="4.906cm">
          <text:p text:style-name="P11">0x5</text:p>
          <draw:enhanced-geometry svg:viewBox="0 0 21600 21600" draw:type="rectangle" draw:enhanced-path="M 0 0 L 21600 0 21600 21600 0 21600 0 0 Z N"/>
        </draw:custom-shape>
        <draw:frame draw:style-name="gr10" draw:text-style-name="P8" xml:id="id26" draw:id="id26" draw:layer="layout" svg:width="4.674cm" svg:height="0.81cm" svg:x="16.757cm" svg:y="8.182cm">
          <draw:text-box>
            <text:p text:style-name="P7"><text:span text:style-name="T1">0x5</text:span></text:p>
          </draw:text-box>
        </draw:frame>
        <draw:frame draw:style-name="gr10" draw:text-style-name="P8" xml:id="id27" draw:id="id27" draw:layer="layout" svg:width="4.674cm" svg:height="0.81cm" svg:x="16.757cm" svg:y="8.729cm">
          <draw:text-box>
            <text:p text:style-name="P7"><text:span text:style-name="T1">0x5</text:span></text:p>
          </draw:text-box>
        </draw:frame>
        <draw:custom-shape draw:style-name="gr9" draw:text-style-name="P11" xml:id="id28" draw:id="id28" draw:layer="layout" svg:width="3.608cm" svg:height="1.299cm" svg:x="5.316cm" svg:y="4.906cm">
          <text:p text:style-name="P11">0x3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3" svg:path="M-0.00217857142857143 0.000507936507936508c0.000857142857142857 0.0351111111111111 0 0.0335873015873016 0 0.0335873015873016l0.000428571428571429-0.00031746031746032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24" smil:attributeName="visibility" smil:to="visible"/>
                  <anim:transitionFilter smil:dur="0.5s" smil:targetElement="id24" smil:type="dissolv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3" svg:path="M0.00185714285714286 0.0375238095238095l-0.00025 0.0301587301587302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25" svg:path="M0.00103571428571429-0.000507936507936508c-0.0005 0.00285714285714286 0 0.028952380952381 0 0.028952380952381"/>
                </anim:par>
              </anim:par>
              <anim:par smil:begin="1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26" smil:attributeName="visibility" smil:to="visible"/>
                  <anim:transitionFilter smil:dur="0.5s" smil:targetElement="id26" smil:type="dissolv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3" svg:path="M-0.00478571428571429 0.0730793650793651v0.0267301587301587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25" svg:path="M-0.00564285714285714 0.0353015873015873v0.0267301587301587"/>
                </anim:par>
              </anim:par>
              <anim:par smil:begin="1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27" smil:attributeName="visibility" smil:to="visible"/>
                  <anim:transitionFilter smil:dur="0.5s" smil:targetElement="id27" smil:type="dissolv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3" svg:path="M-0.000892857142857143 0.105904761904762v0.0328253968253968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28" smil:attributeName="visibility" smil:to="visible"/>
                  <anim:transitionFilter smil:dur="0.5s" smil:targetElement="id28" smil:type="dissolv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3" svg:path="M-0.00646428571428571 0.141015873015873l0.000428571428571429 0.0374603174603174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25" svg:path="M-0.00135714285714286 0.0737950831499654v-0.0379393726491372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8" smil:type="dissolve" smil:mode="out"/>
                  <anim:set smil:begin="0.499s" smil:dur="0.001s" smil:fill="hold" smil:targetElement="id28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16" draw:layer="layout" svg:width="25.199cm" svg:height="2.629cm" svg:x="1.4cm" svg:y="1.571cm" presentation:class="title">
          <draw:text-box>
            <text:p text:style-name="P16"><text:span text:style-name="T6">Call </text:span><text:span text:style-name="T7">i</text:span><text:span text:style-name="T6"> return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xml:id="id29" text:id="id29">Mając już stos w pamięci, możemy go wykorzystać do tworzenia podprogramów</text:p>
              </text:list-item>
              <text:list-item>
                <text:p xml:id="id30" text:id="id30">Dodajemy 2 nowe instrukcje do naszego zestawu, <text:span text:style-name="T6">call</text:span> i <text:span text:style-name="T6">retur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all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 xml:id="id31" text:id="id31">Call (jump to subroutine) to nowa złożona instrukcja</text:p>
              </text:list-item>
              <text:list-item>
                <text:p xml:id="id32" text:id="id32">Przygotuje system a następnie skoczy w miejsce naszego podprogramu</text:p>
              </text:list-item>
            </text:list>
          </draw:text-box>
        </draw:frame>
        <draw:frame draw:style-name="gr11" draw:text-style-name="P8" xml:id="id33" draw:id="id33" draw:layer="layout" svg:width="1.798cm" svg:height="0.903cm" svg:x="6.855cm" svg:y="11.916cm">
          <draw:text-box>
            <text:p text:style-name="P7"><text:span text:style-name="T1">call</text:span></text:p>
          </draw:text-box>
        </draw:frame>
        <draw:frame draw:style-name="gr12" draw:text-style-name="P8" xml:id="id35" draw:id="id35" draw:layer="layout" svg:width="5.157cm" svg:height="2.487cm" svg:x="14.285cm" svg:y="11.136cm">
          <draw:text-box>
            <text:p text:style-name="P7"><text:span text:style-name="T1">mov eax, ip</text:span></text:p>
            <text:p text:style-name="P7"><text:span text:style-name="T1">add 4, eax</text:span></text:p>
            <text:p text:style-name="P7"><text:span text:style-name="T1">push eax</text:span></text:p>
            <text:p text:style-name="P7"><text:span text:style-name="T1">jmp $podprogram</text:span></text:p>
          </draw:text-box>
        </draw:frame>
        <draw:custom-shape draw:style-name="gr13" draw:text-style-name="P11" xml:id="id34" draw:id="id34" draw:layer="layout" svg:width="4.974cm" svg:height="0.93cm" svg:x="8.961cm" svg:y="11.8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3" smil:attributeName="visibility" smil:to="visible"/>
                  <anim:transitionFilter smil:dur="0.5s" smil:targetElement="id33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025s" smil:fill="hold" smil:targetElement="id34" smil:attributeName="visibility" smil:to="visible"/>
                  <anim:transitionFilter smil:dur="0.125s" smil:targetElement="id34" smil:type="dissolve"/>
                </anim:par>
              </anim:par>
              <anim:par smil:begin="1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35" smil:attributeName="visibility" smil:to="visible"/>
                  <anim:transitionFilter smil:dur="0.5s" smil:targetElement="id35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eturn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 xml:id="id36" text:id="id36">Return (return from subroutine) to nowa złożona instrukcja</text:p>
              </text:list-item>
              <text:list-item>
                <text:p xml:id="id37" text:id="id37">Odczyta adress i skoczy w miejsce z którego został podprogram wywołany</text:p>
              </text:list-item>
            </text:list>
          </draw:text-box>
        </draw:frame>
        <draw:frame draw:style-name="gr11" draw:text-style-name="P8" xml:id="id38" draw:id="id38" draw:layer="layout" svg:width="1.844cm" svg:height="0.903cm" svg:x="6.809cm" svg:y="11.916cm">
          <draw:text-box>
            <text:p text:style-name="P7"><text:span text:style-name="T1">ret</text:span></text:p>
          </draw:text-box>
        </draw:frame>
        <draw:frame draw:style-name="gr14" draw:text-style-name="P8" xml:id="id40" draw:id="id40" draw:layer="layout" svg:width="5.157cm" svg:height="1.369cm" svg:x="14.285cm" svg:y="11.63cm">
          <draw:text-box>
            <text:p text:style-name="P7"><text:span text:style-name="T1">pop eax</text:span></text:p>
            <text:p text:style-name="P7"><text:span text:style-name="T1">jmp eax</text:span></text:p>
          </draw:text-box>
        </draw:frame>
        <draw:custom-shape draw:style-name="gr13" draw:text-style-name="P11" xml:id="id39" draw:id="id39" draw:layer="layout" svg:width="4.974cm" svg:height="0.93cm" svg:x="8.961cm" svg:y="11.8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8" smil:attributeName="visibility" smil:to="visible"/>
                  <anim:transitionFilter smil:dur="0.5s" smil:targetElement="id38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025s" smil:fill="hold" smil:targetElement="id39" smil:attributeName="visibility" smil:to="visible"/>
                  <anim:transitionFilter smil:dur="0.125s" smil:targetElement="id39" smil:type="dissolve"/>
                </anim:par>
              </anim:par>
              <anim:par smil:begin="0.62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40" smil:attributeName="visibility" smil:to="visible"/>
                  <anim:transitionFilter smil:dur="0.5s" smil:targetElement="id40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Podprogramy</text:p>
          </draw:text-box>
        </draw:frame>
        <draw:frame presentation:style-name="pr2" draw:text-style-name="P5" draw:layer="layout" svg:width="14.599cm" svg:height="3.6cm" svg:x="10.6cm" svg:y="10cm" presentation:class="subtitle" presentation:user-transformed="true">
          <draw:text-box>
            <text:p text:style-name="P4">Rozwiązania programistyczn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8cm" svg:height="11.14cm" svg:x="0.599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ocedury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 xml:id="id41" text:id="id41">Realizowane w językach programowania</text:p>
              </text:list-item>
              <text:list-item>
                <text:p>Bardziej rozwinięta wersja podprogramu</text:p>
              </text:list-item>
              <text:list-item>
                <text:p>Procedura jest wywoływana a po zakończeniu zwraca wartość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ocedury c.d.</text:p>
          </draw:text-box>
        </draw:frame>
        <draw:frame draw:style-name="gr15" draw:text-style-name="P8" draw:layer="layout" svg:width="9.637cm" svg:height="5.841cm" svg:x="2.172cm" svg:y="4.915cm">
          <draw:text-box>
            <text:p text:style-name="P7"><text:span text:style-name="T1">#!/bin/bash</text:span></text:p>
            <text:p text:style-name="P7"><text:span text:style-name="T1"/></text:p>
            <text:p text:style-name="P7"><text:span text:style-name="T1">dwaplusdwa()</text:span></text:p>
            <text:p text:style-name="P7"><text:span text:style-name="T1">{</text:span></text:p>
            <text:p text:style-name="P7"><text:span text:style-name="T1"><text:s text:c="4"/></text:span><text:span text:style-name="T1">return 4</text:span></text:p>
            <text:p text:style-name="P7"><text:span text:style-name="T1">}</text:span></text:p>
            <text:p text:style-name="P7"><text:span text:style-name="T1"/></text:p>
            <text:p text:style-name="P7"><text:span text:style-name="T1">dwaplusdwa</text:span></text:p>
            <text:p text:style-name="P7"><text:span text:style-name="T1">echo $?</text:span></text:p>
            <text:p text:style-name="P7"><text:span text:style-name="T1"/></text:p>
          </draw:text-box>
        </draw:frame>
        <draw:frame draw:style-name="gr16" draw:text-style-name="P8" draw:layer="layout" svg:width="11.556cm" svg:height="2.487cm" svg:x="14.762cm" svg:y="7.005cm">
          <draw:text-box>
            <text:p text:style-name="P7"><text:span text:style-name="T1">thisconnect@notarch:~$ ./procedura.sh</text:span></text:p>
            <text:p text:style-name="P7"><text:span text:style-name="T1">4</text:span></text:p>
            <text:p text:style-name="P7"><text:span text:style-name="T1"/></text:p>
            <text:p text:style-name="P7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Funkcje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Rozwinięcie procedury</text:p>
              </text:list-item>
              <text:list-item>
                <text:p>Funkcja otrzymuje argumenty w miejscu wywołania</text:p>
              </text:list-item>
              <text:list-item>
                <text:p>Również zwraca wartość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Funkcje c.d</text:p>
          </draw:text-box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5T11:44:41.225208247</meta:creation-date>
    <meta:editing-duration>PT2H42M51S</meta:editing-duration>
    <meta:editing-cycles>46</meta:editing-cycles>
    <meta:generator>LibreOffice/6.0.7.3$Linux_X86_64 LibreOffice_project/00m0$Build-3</meta:generator>
    <dc:title>Classy Red</dc:title>
    <meta:initial-creator>Patryk Kaniewski</meta:initial-creator>
    <dc:date>2020-03-26T09:30:23.491487287</dc:date>
    <dc:creator>Patryk Kaniewski</dc:creator>
    <meta:document-statistic meta:object-count="130"/>
  </office:meta>
</office:document-meta>
</file>